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formula="of:=SUM([.B3:.F3])" table:style-name="ce8">
            <text:p>1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15" table:formula="of:=SUM([.Y3];[.S3];[.M3];[.G3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4" table:formula="of:=SUM([.B4:.F4])" table:style-name="ce8">
            <text:p>14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4" table:formula="of:=SUM([.Y4];[.S4];[.M4];[.G4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" table:formula="of:=SUM([.Y7];[.S7];[.M7];[.G7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3" table:formula="of:=SUM([.Y8];[.S8];[.M8];[.G8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B10:.F10])" table:style-name="ce15">
            <text:p>7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7" table:formula="of:=SUM([.Y10];[.S10];[.M10];[.G10])" table:style-name="ce9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1" table:formula="of:=SUM([.G3:.G10])" table:style-name="ce4">
            <text:p>4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27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41" table:formula="of:=SUM([.Z3:.Z10])" table:style-name="ce21">
            <text:p>41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istrador</dc:creator>
    <meta:creation-date>2013-08-23T13:53:05Z</meta:creation-date>
    <dc:date>2018-09-18T23:23:14Z</dc:date>
    <meta:editing-cycles>3</meta:editing-cycles>
    <meta:editing-duration>PT359S</meta:editing-duration>
  </office:meta>
</office:document-meta>
</file>